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fo:font-size="12pt" style:font-size-asian="12pt" style:font-size-complex="12pt"/>
    </style:style>
    <style:style style:name="P2" style:family="paragraph" style:parent-style-name="Preformatted_20_Text">
      <style:paragraph-properties fo:text-align="start" style:justify-single-word="false"/>
      <style:text-properties fo:font-size="12pt" officeooo:paragraph-rsid="001e24f9" style:font-size-asian="12pt" style:font-size-complex="12pt"/>
    </style:style>
    <style:style style:name="P3" style:family="paragraph" style:parent-style-name="Preformatted_20_Text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Preformatted_20_Text">
      <style:paragraph-properties fo:text-align="start" style:justify-single-word="false"/>
      <style:text-properties fo:font-size="10pt" style:font-size-asian="10pt" style:font-size-complex="10pt"/>
    </style:style>
    <style:style style:name="P5" style:family="paragraph" style:parent-style-name="Preformatted_20_Text">
      <style:paragraph-properties fo:text-align="start" style:justify-single-word="false"/>
      <style:text-properties fo:color="#666666" fo:font-size="8pt" style:font-size-asian="8pt" style:font-size-complex="8pt"/>
    </style:style>
    <style:style style:name="P6" style:family="paragraph" style:parent-style-name="Preformatted_20_Text">
      <style:paragraph-properties fo:text-align="start" style:justify-single-word="false"/>
      <style:text-properties fo:color="#666666" fo:font-size="8pt" officeooo:paragraph-rsid="001e24f9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666666" fo:font-size="8pt" style:font-size-asian="8pt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arte II - Manipulação &amp; Busca</text:p>
      <text:p text:style-name="P1"><text:s text:c="7"/></text:p>
      <text:p text:style-name="P1">1.Na pasta unix_tests , baixe um arquivo com os nomes de todos os países do mundo utilizando o comando curl:</text:p>
      <text:p text:style-name="P1"/>
      <text:p text:style-name="P4">curl -o countries.txt "https://gist.githubusercontent.com/kalinchernev/486393efcca01623b18d/raw/daa24c9fea66afb7d68f8d69f0c4b8eeb9406e83/countries"</text:p>
      <text:p text:style-name="P1"/>
      <text:p text:style-name="P1">2.Mostre todo o conteúdo do arquivo countries.txt na tela.</text:p>
      <text:p text:style-name="P5">vagner@repolho:~/Documentos/unix_tests$ cat countries.txt</text:p>
      <text:p text:style-name="P1"/>
      <text:p text:style-name="P1">3.Mostre o conteúdo de countries.txt , página por página, até encontrar a Zambia .</text:p>
      <text:p text:style-name="P5">vagner@repolho:~/Documentos/unix_tests$ less countries.txt</text:p>
      <text:p text:style-name="P1"/>
      <text:p text:style-name="P1">4.Mostre novamente o conteúdo de countries.txt página por página, mas agora utilize um comando para buscar por Zambia .</text:p>
      <text:p text:style-name="P5">vagner@repolho:~/Documentos/unix_tests$ less countries.txt <text:s/>digite /Zambia</text:p>
      <text:p text:style-name="P1"/>
      <text:p text:style-name="P1">5.Busque por Brazil no countries.txt .</text:p>
      <text:p text:style-name="P1"><text:span text:style-name="T2">Volte ao inicio do texto através de home, no teclado. Aperte /Brazil ou </text:span></text:p>
      <text:p text:style-name="P5">grep 'Brazil' countries.txt</text:p>
      <text:p text:style-name="P1"/>
      <text:p text:style-name="P1">6.Busque novamente por brazil , mas agora utilizando o lower case .</text:p>
      <text:p text:style-name="P5">grep -i 'brazil' countries.txt</text:p>
      <text:p text:style-name="P1"/>
      <text:p text:style-name="P1">Para os próximos exercícios, crie um novo arquivo chamado phrases.txt e adicione algumas frases à sua escolha. Não precisa criar o arquivo pelo terminal.</text:p>
      <text:p text:style-name="P1"/>
      <text:p text:style-name="P1">7.Busque pelas frases que não contenham a palavra fox .</text:p>
      <text:p text:style-name="P5">grep -iv 'fox' phrases.txt</text:p>
      <text:p text:style-name="P1"/>
      <text:p text:style-name="P1">8.Conte o número de palavras do arquivo phrases.txt .</text:p>
      <text:p text:style-name="P5">wc -w phrases.txt</text:p>
      <text:p text:style-name="P1"/>
      <text:p text:style-name="P1">9.Conte o número de linhas do arquivo phrases.txt .</text:p>
      <text:p text:style-name="P1"><text:span text:style-name="T2">wc -l phrases.txt</text:span></text:p>
      <text:p text:style-name="P1"/>
      <text:p text:style-name="P2">10.Crie os arquivos empty.tbt e empty.pdf .</text:p>
      <text:p text:style-name="P6">touch empty.tbt</text:p>
      <text:p text:style-name="P5">touch empty.pdf</text:p>
      <text:p text:style-name="P5">ou </text:p>
      <text:p text:style-name="P5">touch empty.tbt <text:s text:c="2"/>empty.pdf</text:p>
      <text:p text:style-name="P1"/>
      <text:p text:style-name="P1">11.Liste todos os arquivos do diretório unix_tests .</text:p>
      <text:p text:style-name="P5">Ls</text:p>
      <text:p text:style-name="P1"/>
      <text:p text:style-name="P1">12.Liste todos os arquivos que terminem com txt .</text:p>
      <text:p text:style-name="P5">Ls <text:s/>*txt man ls <text:s text:c="6"/>Pode ser de diversas formas, vi depender dos nomes dos arquivos mas como é extensão que termina com “.” fiz dessa forma: <text:s/>ls *.??t </text:p>
      <text:p text:style-name="P1"/>
      <text:p text:style-name="P5">ou ls *txt *tbt</text:p>
      <text:p text:style-name="P5">countries.txt <text:s/>empty.tbt <text:s/>phrases.txt ls <text:s/>*.txt ou </text:p>
      <text:p text:style-name="P5">ou ls <text:s/>*.txt ou </text:p>
      <text:p text:style-name="P1"/>
      <text:p text:style-name="P1"/>
      <text:p text:style-name="P1">13. Liste todos os arquivos que terminem com tbt ou txt .</text:p>
      <text:p text:style-name="P5"><text:soft-page-break/>Pode ser de diversas formas, vi depender dos nomes dos arquivos mas como é extensão que termina com “.” fiz dessa forma: <text:s/>ls *.??t </text:p>
      <text:p text:style-name="P5"/>
      <text:p text:style-name="P5">ou ls *txt *tbt</text:p>
      <text:p text:style-name="P5">countries.txt <text:s/>empty.tbt <text:s/>phrases.txt</text:p>
      <text:p text:style-name="P1"/>
      <text:p text:style-name="P1">14. Acesse o manual do comando ls .</text:p>
      <text:p text:style-name="P5">man ls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0-28T22:33:26.590700025</dc:date>
    <meta:editing-duration>PT6M51S</meta:editing-duration>
    <meta:editing-cycles>1</meta:editing-cycles>
    <meta:document-statistic meta:table-count="0" meta:image-count="0" meta:object-count="0" meta:page-count="2" meta:paragraph-count="40" meta:word-count="311" meta:character-count="2068" meta:non-whitespace-character-count="1765"/>
    <meta:generator>LibreOffice/6.4.7.2$Linux_X86_64 LibreOffice_project/40$Build-2</meta:generator>
  </office:meta>
</office:document-meta>
</file>